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.978cm" svg:height="19.655cm" svg:x="13.932cm" svg:y="4.489cm">
            <draw:object draw:notify-on-update-of-ranges="Sheet1.A2:Sheet1.A201 Sheet1.B1:Sheet1.B1 Sheet1.B2:Sheet1.B201 Sheet1.A2:Sheet1.A201 Sheet1.C1:Sheet1.C1 Sheet1.C2:Sheet1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124cm" svg:height="19.815cm" svg:x="11.041cm" svg:y="98.094cm">
            <draw:object draw:notify-on-update-of-ranges="Sheet1.A218:Sheet1.A218 Sheet1.A219:Sheet1.A440 Sheet1.B218:Sheet1.B218 Sheet1.B219:Sheet1.B440 Sheet1.A218:Sheet1.A218 Sheet1.A219:Sheet1.A440 Sheet1.C218:Sheet1.C218 Sheet1.C219:Sheet1.C4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.475cm" svg:height="19.975cm" svg:x="11.509cm" svg:y="202.989cm">
            <draw:object draw:notify-on-update-of-ranges="Sheet1.A449:Sheet1.A449 Sheet1.A450:Sheet1.A671 Sheet1.B449:Sheet1.B449 Sheet1.B450:Sheet1.B671 Sheet1.A449:Sheet1.A449 Sheet1.A450:Sheet1.A671 Sheet1.C449:Sheet1.C449 Sheet1.C450:Sheet1.C6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" calcext:value-type="float">
            <text:p>0.46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3" calcext:value-type="float">
            <text:p>0.63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8" calcext:value-type="float">
            <text:p>0.68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2" calcext:value-type="float">
            <text:p>0.6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72" calcext:value-type="float">
            <text:p>0.72</text:p>
          </table:table-cell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1" calcext:value-type="float">
            <text:p>0.61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" calcext:value-type="float">
            <text:p>0.65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9" calcext:value-type="float">
            <text:p>0.69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4" calcext:value-type="float">
            <text:p>0.54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4" calcext:value-type="float">
            <text:p>0.64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5" calcext:value-type="float">
            <text:p>0.65</text:p>
          </table:table-cell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66" calcext:value-type="float">
            <text:p>0.66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4" calcext:value-type="float">
            <text:p>0.64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9" calcext:value-type="float">
            <text:p>0.59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56" calcext:value-type="float">
            <text:p>0.56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57" calcext:value-type="float">
            <text:p>0.57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57" calcext:value-type="float">
            <text:p>0.57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59" calcext:value-type="float">
            <text:p>0.59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59" calcext:value-type="float">
            <text:p>0.59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6" calcext:value-type="float">
            <text:p>0.6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6" calcext:value-type="float">
            <text:p>0.6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6" calcext:value-type="float">
            <text:p>0.6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59" calcext:value-type="float">
            <text:p>0.59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58" calcext:value-type="float">
            <text:p>0.58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57" calcext:value-type="float">
            <text:p>0.57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2" calcext:value-type="float">
            <text:p>0.52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49" calcext:value-type="float">
            <text:p>0.49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44" calcext:value-type="float">
            <text:p>0.44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51" calcext:value-type="float">
            <text:p>0.5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53" calcext:value-type="float">
            <text:p>0.53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4" calcext:value-type="float">
            <text:p>0.54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56" calcext:value-type="float">
            <text:p>0.56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55" calcext:value-type="float">
            <text:p>0.55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54" calcext:value-type="float">
            <text:p>0.54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52" calcext:value-type="float">
            <text:p>0.52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52" calcext:value-type="float">
            <text:p>0.52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51" calcext:value-type="float">
            <text:p>0.5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49" calcext:value-type="float">
            <text:p>0.49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45" calcext:value-type="float">
            <text:p>0.45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44" calcext:value-type="float">
            <text:p>0.44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43" calcext:value-type="float">
            <text:p>0.43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01" calcext:value-type="float">
            <text:p>1.01</text:p>
          </table:table-cell>
          <table:table-cell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.17" calcext:value-type="float">
            <text:p>4.1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9" calcext:value-type="float">
            <text:p>0.89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5" calcext:value-type="float">
            <text:p>1.05</text:p>
          </table:table-cell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39" calcext:value-type="float">
            <text:p>1.39</text:p>
          </table:table-cell>
          <table:table-cell office:value-type="float" office:value="8.43" calcext:value-type="float">
            <text:p>8.4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5" calcext:value-type="float">
            <text:p>1.05</text:p>
          </table:table-cell>
          <table:table-cell office:value-type="float" office:value="6.44" calcext:value-type="float">
            <text:p>6.4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6" calcext:value-type="float">
            <text:p>0.66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9" calcext:value-type="float">
            <text:p>0.99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6" calcext:value-type="float">
            <text:p>1.26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66" calcext:value-type="float">
            <text:p>1.66</text:p>
          </table:table-cell>
          <table:table-cell office:value-type="float" office:value="11.26" calcext:value-type="float">
            <text:p>11.2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68" calcext:value-type="float">
            <text:p>1.68</text:p>
          </table:table-cell>
          <table:table-cell office:value-type="float" office:value="15.13" calcext:value-type="float">
            <text:p>15.1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8.07" calcext:value-type="float">
            <text:p>8.0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4" calcext:value-type="float">
            <text:p>0.64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8" calcext:value-type="float">
            <text:p>0.78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6" calcext:value-type="float">
            <text:p>0.86</text:p>
          </table:table-cell>
          <table:table-cell office:value-type="float" office:value="2.11" calcext:value-type="float">
            <text:p>2.11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6" calcext:value-type="float">
            <text:p>0.96</text:p>
          </table:table-cell>
          <table:table-cell office:value-type="float" office:value="2.73" calcext:value-type="float">
            <text:p>2.73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08" calcext:value-type="float">
            <text:p>1.08</text:p>
          </table:table-cell>
          <table:table-cell office:value-type="float" office:value="3.55" calcext:value-type="float">
            <text:p>3.5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.22" calcext:value-type="float">
            <text:p>1.22</text:p>
          </table:table-cell>
          <table:table-cell office:value-type="float" office:value="4.85" calcext:value-type="float">
            <text:p>4.85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39" calcext:value-type="float">
            <text:p>1.3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61" calcext:value-type="float">
            <text:p>1.6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89" calcext:value-type="float">
            <text:p>1.89</text:p>
          </table:table-cell>
          <table:table-cell office:value-type="float" office:value="15.52" calcext:value-type="float">
            <text:p>15.52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.25" calcext:value-type="float">
            <text:p>2.25</text:p>
          </table:table-cell>
          <table:table-cell office:value-type="float" office:value="25.41" calcext:value-type="float">
            <text:p>25.41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78" calcext:value-type="float">
            <text:p>1.78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83" calcext:value-type="float">
            <text:p>0.83</text:p>
          </table:table-cell>
          <table:table-cell office:value-type="float" office:value="7.06" calcext:value-type="float">
            <text:p>7.06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1" calcext:value-type="float">
            <text:p>0.61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64" calcext:value-type="float">
            <text:p>0.64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7" calcext:value-type="float">
            <text:p>0.7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74" calcext:value-type="float">
            <text:p>0.74</text:p>
          </table:table-cell>
          <table:table-cell office:value-type="float" office:value="1.49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78" calcext:value-type="float">
            <text:p>0.78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82" calcext:value-type="float">
            <text:p>0.82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86" calcext:value-type="float">
            <text:p>0.86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96" calcext:value-type="float">
            <text:p>0.96</text:p>
          </table:table-cell>
          <table:table-cell office:value-type="float" office:value="2.67" calcext:value-type="float">
            <text:p>2.67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.01" calcext:value-type="float">
            <text:p>1.01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.07" calcext:value-type="float">
            <text:p>1.07</text:p>
          </table:table-cell>
          <table:table-cell office:value-type="float" office:value="3.48" calcext:value-type="float">
            <text:p>3.48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.14" calcext:value-type="float">
            <text:p>1.14</text:p>
          </table:table-cell>
          <table:table-cell office:value-type="float" office:value="4.04" calcext:value-type="float">
            <text:p>4.04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.21" calcext:value-type="float">
            <text:p>1.21</text:p>
          </table:table-cell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.29" calcext:value-type="float">
            <text:p>1.29</text:p>
          </table:table-cell>
          <table:table-cell office:value-type="float" office:value="5.51" calcext:value-type="float">
            <text:p>5.51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.38" calcext:value-type="float">
            <text:p>1.38</text:p>
          </table:table-cell>
          <table:table-cell office:value-type="float" office:value="6.59" calcext:value-type="float">
            <text:p>6.59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49" calcext:value-type="float">
            <text:p>1.49</text:p>
          </table:table-cell>
          <table:table-cell office:value-type="float" office:value="7.97" calcext:value-type="float">
            <text:p>7.97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.61" calcext:value-type="float">
            <text:p>1.61</text:p>
          </table:table-cell>
          <table:table-cell office:value-type="float" office:value="10.05" calcext:value-type="float">
            <text:p>10.05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75" calcext:value-type="float">
            <text:p>1.75</text:p>
          </table:table-cell>
          <table:table-cell office:value-type="float" office:value="12.86" calcext:value-type="float">
            <text:p>12.86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.09" calcext:value-type="float">
            <text:p>2.09</text:p>
          </table:table-cell>
          <table:table-cell office:value-type="float" office:value="20.66" calcext:value-type="float">
            <text:p>20.66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.3" calcext:value-type="float">
            <text:p>2.3</text:p>
          </table:table-cell>
          <table:table-cell office:value-type="float" office:value="27.08" calcext:value-type="float">
            <text:p>27.08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.51" calcext:value-type="float">
            <text:p>2.51</text:p>
          </table:table-cell>
          <table:table-cell office:value-type="float" office:value="35.18" calcext:value-type="float">
            <text:p>35.18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.25" calcext:value-type="float">
            <text:p>2.25</text:p>
          </table:table-cell>
          <table:table-cell office:value-type="float" office:value="35.14" calcext:value-type="float">
            <text:p>35.14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54" calcext:value-type="float">
            <text:p>0.54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58" calcext:value-type="float">
            <text:p>0.58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59" calcext:value-type="float">
            <text:p>0.59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64" calcext:value-type="float">
            <text:p>0.64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65" calcext:value-type="float">
            <text:p>0.65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67" calcext:value-type="float">
            <text:p>0.67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72" calcext:value-type="float">
            <text:p>0.72</text:p>
          </table:table-cell>
          <table:table-cell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74" calcext:value-type="float">
            <text:p>0.74</text:p>
          </table:table-cell>
          <table:table-cell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75" calcext:value-type="float">
            <text:p>0.75</text:p>
          </table:table-cell>
          <table:table-cell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77" calcext:value-type="float">
            <text:p>0.77</text:p>
          </table:table-cell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79" calcext:value-type="float">
            <text:p>0.79</text:p>
          </table:table-cell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81" calcext:value-type="float">
            <text:p>0.81</text:p>
          </table:table-cell>
          <table:table-cell office:value-type="float" office:value="1.83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84" calcext:value-type="float">
            <text:p>0.84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85" calcext:value-type="float">
            <text:p>0.85</text:p>
          </table:table-cell>
          <table:table-cell office:value-type="float" office:value="2.03" calcext:value-type="float">
            <text:p>2.03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88" calcext:value-type="float">
            <text:p>0.88</text:p>
          </table:table-cell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3" calcext:value-type="float">
            <text:p>0.93</text:p>
          </table:table-cell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95" calcext:value-type="float">
            <text:p>0.95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98" calcext:value-type="float">
            <text:p>0.98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.01" calcext:value-type="float">
            <text:p>1.01</text:p>
          </table:table-cell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04" calcext:value-type="float">
            <text:p>1.04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.07" calcext:value-type="float">
            <text:p>1.07</text:p>
          </table:table-cell>
          <table:table-cell office:value-type="float" office:value="3.39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1" calcext:value-type="float">
            <text:p>1.1</text:p>
          </table:table-cell>
          <table:table-cell office:value-type="float" office:value="3.64" calcext:value-type="float">
            <text:p>3.64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.13" calcext:value-type="float">
            <text:p>1.13</text:p>
          </table:table-cell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17" calcext:value-type="float">
            <text:p>1.17</text:p>
          </table:table-cell>
          <table:table-cell office:value-type="float" office:value="4.24" calcext:value-type="float">
            <text:p>4.24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.2" calcext:value-type="float">
            <text:p>1.2</text:p>
          </table:table-cell>
          <table:table-cell office:value-type="float" office:value="4.58" calcext:value-type="float">
            <text:p>4.58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24" calcext:value-type="float">
            <text:p>1.24</text:p>
          </table:table-cell>
          <table:table-cell office:value-type="float" office:value="4.88" calcext:value-type="float">
            <text:p>4.88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.28" calcext:value-type="float">
            <text:p>1.28</text:p>
          </table:table-cell>
          <table:table-cell office:value-type="float" office:value="5.35" calcext:value-type="float">
            <text:p>5.35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32" calcext:value-type="float">
            <text:p>1.32</text:p>
          </table:table-cell>
          <table:table-cell office:value-type="float" office:value="5.81" calcext:value-type="float">
            <text:p>5.81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.37" calcext:value-type="float">
            <text:p>1.37</text:p>
          </table:table-cell>
          <table:table-cell office:value-type="float" office:value="6.32" calcext:value-type="float">
            <text:p>6.32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42" calcext:value-type="float">
            <text:p>1.42</text:p>
          </table:table-cell>
          <table:table-cell office:value-type="float" office:value="6.99" calcext:value-type="float">
            <text:p>6.99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.47" calcext:value-type="float">
            <text:p>1.47</text:p>
          </table:table-cell>
          <table:table-cell office:value-type="float" office:value="7.67" calcext:value-type="float">
            <text:p>7.67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53" calcext:value-type="float">
            <text:p>1.53</text:p>
          </table:table-cell>
          <table:table-cell office:value-type="float" office:value="8.48" calcext:value-type="float">
            <text:p>8.48</text:p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.6" calcext:value-type="float">
            <text:p>1.6</text:p>
          </table:table-cell>
          <table:table-cell office:value-type="float" office:value="9.76" calcext:value-type="float">
            <text:p>9.76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.66" calcext:value-type="float">
            <text:p>1.66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.72" calcext:value-type="float">
            <text:p>1.72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1" calcext:value-type="float">
            <text:p>1.81</text:p>
          </table:table-cell>
          <table:table-cell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1.89" calcext:value-type="float">
            <text:p>1.89</text:p>
          </table:table-cell>
          <table:table-cell office:value-type="float" office:value="15.76" calcext:value-type="float">
            <text:p>15.76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.99" calcext:value-type="float">
            <text:p>1.99</text:p>
          </table:table-cell>
          <table:table-cell office:value-type="float" office:value="18.38" calcext:value-type="float">
            <text:p>18.38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2.08" calcext:value-type="float">
            <text:p>2.08</text:p>
          </table:table-cell>
          <table:table-cell office:value-type="float" office:value="20.77" calcext:value-type="float">
            <text:p>20.77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2" calcext:value-type="float">
            <text:p>2.2</text:p>
          </table:table-cell>
          <table:table-cell office:value-type="float" office:value="23.56" calcext:value-type="float">
            <text:p>23.56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.31" calcext:value-type="float">
            <text:p>2.31</text:p>
          </table:table-cell>
          <table:table-cell office:value-type="float" office:value="28.1" calcext:value-type="float">
            <text:p>28.1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43" calcext:value-type="float">
            <text:p>2.43</text:p>
          </table:table-cell>
          <table:table-cell office:value-type="float" office:value="32.09" calcext:value-type="float">
            <text:p>32.09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2.56" calcext:value-type="float">
            <text:p>2.56</text:p>
          </table:table-cell>
          <table:table-cell office:value-type="float" office:value="37.58" calcext:value-type="float">
            <text:p>37.58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65" calcext:value-type="float">
            <text:p>2.65</text:p>
          </table:table-cell>
          <table:table-cell office:value-type="float" office:value="42.39" calcext:value-type="float">
            <text:p>42.39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.76" calcext:value-type="float">
            <text:p>2.76</text:p>
          </table:table-cell>
          <table:table-cell office:value-type="float" office:value="48.08" calcext:value-type="float">
            <text:p>48.08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24" calcext:value-type="float">
            <text:p>2.24</text:p>
          </table:table-cell>
          <table:table-cell office:value-type="float" office:value="40.96" calcext:value-type="float">
            <text:p>40.96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1.08" calcext:value-type="float">
            <text:p>1.08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55" calcext:value-type="float">
            <text:p>0.55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7" calcext:value-type="float">
            <text:p>0.57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59" calcext:value-type="float">
            <text:p>0.59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61" calcext:value-type="float">
            <text:p>0.61</text:p>
          </table:table-cell>
          <table:table-cell office:value-type="float" office:value="1.01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63" calcext:value-type="float">
            <text:p>0.63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64" calcext:value-type="float">
            <text:p>0.64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64" calcext:value-type="float">
            <text:p>0.64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65" calcext:value-type="float">
            <text:p>0.65</text:p>
          </table:table-cell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66" calcext:value-type="float">
            <text:p>0.66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67" calcext:value-type="float">
            <text:p>0.67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68" calcext:value-type="float">
            <text:p>0.68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69" calcext:value-type="float">
            <text:p>0.69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7" calcext:value-type="float">
            <text:p>0.7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72" calcext:value-type="float">
            <text:p>0.72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73" calcext:value-type="float">
            <text:p>0.73</text:p>
          </table:table-cell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73" calcext:value-type="float">
            <text:p>0.73</text:p>
          </table:table-cell>
          <table:table-cell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74" calcext:value-type="float">
            <text:p>0.74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76" calcext:value-type="float">
            <text:p>0.76</text:p>
          </table:table-cell>
          <table:table-cell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76" calcext:value-type="float">
            <text:p>0.76</text:p>
          </table:table-cell>
          <table:table-cell office:value-type="float" office:value="1.58" calcext:value-type="float">
            <text:p>1.58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78" calcext:value-type="float">
            <text:p>0.78</text:p>
          </table:table-cell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78" calcext:value-type="float">
            <text:p>0.78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79" calcext:value-type="float">
            <text:p>0.79</text:p>
          </table:table-cell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8" calcext:value-type="float">
            <text:p>0.8</text:p>
          </table:table-cell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81" calcext:value-type="float">
            <text:p>0.81</text:p>
          </table:table-cell>
          <table:table-cell office:value-type="float" office:value="1.79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82" calcext:value-type="float">
            <text:p>0.82</text:p>
          </table:table-cell>
          <table:table-cell office:value-type="float" office:value="1.87" calcext:value-type="float">
            <text:p>1.87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83" calcext:value-type="float">
            <text:p>0.83</text:p>
          </table:table-cell>
          <table:table-cell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84" calcext:value-type="float">
            <text:p>0.84</text:p>
          </table:table-cell>
          <table:table-cell office:value-type="float" office:value="1.97" calcext:value-type="float">
            <text:p>1.97</text:p>
          </table:table-cell>
          <table:table-cell table:number-columns-repeated="2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86" calcext:value-type="float">
            <text:p>0.86</text:p>
          </table:table-cell>
          <table:table-cell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86" calcext:value-type="float">
            <text:p>0.86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88" calcext:value-type="float">
            <text:p>0.88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89" calcext:value-type="float">
            <text:p>0.89</text:p>
          </table:table-cell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9" calcext:value-type="float">
            <text:p>0.9</text:p>
          </table:table-cell>
          <table:table-cell office:value-type="float" office:value="2.27" calcext:value-type="float">
            <text:p>2.27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91" calcext:value-type="float">
            <text:p>0.91</text:p>
          </table:table-cell>
          <table:table-cell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93" calcext:value-type="float">
            <text:p>0.93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94" calcext:value-type="float">
            <text:p>0.94</text:p>
          </table:table-cell>
          <table:table-cell office:value-type="float" office:value="2.52" calcext:value-type="float">
            <text:p>2.52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95" calcext:value-type="float">
            <text:p>0.95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96" calcext:value-type="float">
            <text:p>0.96</text:p>
          </table:table-cell>
          <table:table-cell office:value-type="float" office:value="2.64" calcext:value-type="float">
            <text:p>2.64</text:p>
          </table:table-cell>
          <table:table-cell table:number-columns-repeated="2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98" calcext:value-type="float">
            <text:p>0.98</text:p>
          </table:table-cell>
          <table:table-cell office:value-type="float" office:value="2.77" calcext:value-type="float">
            <text:p>2.77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99" calcext:value-type="float">
            <text:p>0.99</text:p>
          </table:table-cell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.01" calcext:value-type="float">
            <text:p>1.01</text:p>
          </table:table-cell>
          <table:table-cell office:value-type="float" office:value="2.96" calcext:value-type="float">
            <text:p>2.96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.02" calcext:value-type="float">
            <text:p>1.02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1.03" calcext:value-type="float">
            <text:p>1.03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.05" calcext:value-type="float">
            <text:p>1.05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1.06" calcext:value-type="float">
            <text:p>1.06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.08" calcext:value-type="float">
            <text:p>1.08</text:p>
          </table:table-cell>
          <table:table-cell office:value-type="float" office:value="3.49" calcext:value-type="float">
            <text:p>3.49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1.1" calcext:value-type="float">
            <text:p>1.1</text:p>
          </table:table-cell>
          <table:table-cell office:value-type="float" office:value="3.61" calcext:value-type="float">
            <text:p>3.61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.11" calcext:value-type="float">
            <text:p>1.11</text:p>
          </table:table-cell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1.12" calcext:value-type="float">
            <text:p>1.12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.14" calcext:value-type="float">
            <text:p>1.14</text:p>
          </table:table-cell>
          <table:table-cell office:value-type="float" office:value="3.97" calcext:value-type="float">
            <text:p>3.97</text:p>
          </table:table-cell>
          <table:table-cell table:number-columns-repeated="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.16" calcext:value-type="float">
            <text:p>1.16</text:p>
          </table:table-cell>
          <table:table-cell office:value-type="float" office:value="4.15" calcext:value-type="float">
            <text:p>4.15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.18" calcext:value-type="float">
            <text:p>1.18</text:p>
          </table:table-cell>
          <table:table-cell office:value-type="float" office:value="4.32" calcext:value-type="float">
            <text:p>4.32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.21" calcext:value-type="float">
            <text:p>1.21</text:p>
          </table:table-cell>
          <table:table-cell office:value-type="float" office:value="4.66" calcext:value-type="float">
            <text:p>4.66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1.24" calcext:value-type="float">
            <text:p>1.24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26" calcext:value-type="float">
            <text:p>1.26</text:p>
          </table:table-cell>
          <table:table-cell office:value-type="float" office:value="5.06" calcext:value-type="float">
            <text:p>5.06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.28" calcext:value-type="float">
            <text:p>1.28</text:p>
          </table:table-cell>
          <table:table-cell office:value-type="float" office:value="5.31" calcext:value-type="float">
            <text:p>5.31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.3" calcext:value-type="float">
            <text:p>1.3</text:p>
          </table:table-cell>
          <table:table-cell office:value-type="float" office:value="5.57" calcext:value-type="float">
            <text:p>5.57</text:p>
          </table:table-cell>
          <table:table-cell table:number-columns-repeated="2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1.32" calcext:value-type="float">
            <text:p>1.32</text:p>
          </table:table-cell>
          <table:table-cell office:value-type="float" office:value="5.79" calcext:value-type="float">
            <text:p>5.79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.34" calcext:value-type="float">
            <text:p>1.34</text:p>
          </table:table-cell>
          <table:table-cell office:value-type="float" office:value="6.01" calcext:value-type="float">
            <text:p>6.01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.37" calcext:value-type="float">
            <text:p>1.37</text:p>
          </table:table-cell>
          <table:table-cell office:value-type="float" office:value="6.37" calcext:value-type="float">
            <text:p>6.37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.39" calcext:value-type="float">
            <text:p>1.39</text:p>
          </table:table-cell>
          <table:table-cell office:value-type="float" office:value="6.51" calcext:value-type="float">
            <text:p>6.51</text:p>
          </table:table-cell>
          <table:table-cell table:number-columns-repeated="2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1.42" calcext:value-type="float">
            <text:p>1.42</text:p>
          </table:table-cell>
          <table:table-cell office:value-type="float" office:value="6.84" calcext:value-type="float">
            <text:p>6.84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.44" calcext:value-type="float">
            <text:p>1.44</text:p>
          </table:table-cell>
          <table:table-cell office:value-type="float" office:value="7.18" calcext:value-type="float">
            <text:p>7.18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1.47" calcext:value-type="float">
            <text:p>1.47</text:p>
          </table:table-cell>
          <table:table-cell office:value-type="float" office:value="7.61" calcext:value-type="float">
            <text:p>7.61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.5" calcext:value-type="float">
            <text:p>1.5</text:p>
          </table:table-cell>
          <table:table-cell office:value-type="float" office:value="7.96" calcext:value-type="float">
            <text:p>7.96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1.53" calcext:value-type="float">
            <text:p>1.53</text:p>
          </table:table-cell>
          <table:table-cell office:value-type="float" office:value="8.41" calcext:value-type="float">
            <text:p>8.41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.56" calcext:value-type="float">
            <text:p>1.56</text:p>
          </table:table-cell>
          <table:table-cell office:value-type="float" office:value="8.81" calcext:value-type="float">
            <text:p>8.81</text:p>
          </table:table-cell>
          <table:table-cell table:number-columns-repeated="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1.59" calcext:value-type="float">
            <text:p>1.59</text:p>
          </table:table-cell>
          <table:table-cell office:value-type="float" office:value="9.33" calcext:value-type="float">
            <text:p>9.33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.63" calcext:value-type="float">
            <text:p>1.63</text:p>
          </table:table-cell>
          <table:table-cell office:value-type="float" office:value="9.96" calcext:value-type="float">
            <text:p>9.96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.66" calcext:value-type="float">
            <text:p>1.66</text:p>
          </table:table-cell>
          <table:table-cell office:value-type="float" office:value="10.51" calcext:value-type="float">
            <text:p>10.51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.69" calcext:value-type="float">
            <text:p>1.69</text:p>
          </table:table-cell>
          <table:table-cell office:value-type="float" office:value="11.09" calcext:value-type="float">
            <text:p>11.09</text:p>
          </table:table-cell>
          <table:table-cell table:number-columns-repeated="2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1.73" calcext:value-type="float">
            <text:p>1.73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.77" calcext:value-type="float">
            <text:p>1.77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1.81" calcext:value-type="float">
            <text:p>1.81</text:p>
          </table:table-cell>
          <table:table-cell office:value-type="float" office:value="13.33" calcext:value-type="float">
            <text:p>13.3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85" calcext:value-type="float">
            <text:p>1.85</text:p>
          </table:table-cell>
          <table:table-cell office:value-type="float" office:value="14.51" calcext:value-type="float">
            <text:p>14.51</text:p>
          </table:table-cell>
          <table:table-cell table:number-columns-repeated="2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1.9" calcext:value-type="float">
            <text:p>1.9</text:p>
          </table:table-cell>
          <table:table-cell office:value-type="float" office:value="15.28" calcext:value-type="float">
            <text:p>15.28</text:p>
          </table:table-cell>
          <table:table-cell table:number-columns-repeated="2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.94" calcext:value-type="float">
            <text:p>1.94</text:p>
          </table:table-cell>
          <table:table-cell office:value-type="float" office:value="16.55" calcext:value-type="float">
            <text:p>16.55</text:p>
          </table:table-cell>
          <table:table-cell table:number-columns-repeated="2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2" calcext:value-type="float">
            <text:p>2</text:p>
          </table:table-cell>
          <table:table-cell office:value-type="float" office:value="18.14" calcext:value-type="float">
            <text:p>18.14</text:p>
          </table:table-cell>
          <table:table-cell table:number-columns-repeated="2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.05" calcext:value-type="float">
            <text:p>2.05</text:p>
          </table:table-cell>
          <table:table-cell office:value-type="float" office:value="19.01" calcext:value-type="float">
            <text:p>19.01</text:p>
          </table:table-cell>
          <table:table-cell table:number-columns-repeated="2"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2.09" calcext:value-type="float">
            <text:p>2.09</text:p>
          </table:table-cell>
          <table:table-cell office:value-type="float" office:value="20.58" calcext:value-type="float">
            <text:p>20.58</text:p>
          </table:table-cell>
          <table:table-cell table:number-columns-repeated="2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.14" calcext:value-type="float">
            <text:p>2.14</text:p>
          </table:table-cell>
          <table:table-cell office:value-type="float" office:value="22.18" calcext:value-type="float">
            <text:p>22.18</text:p>
          </table:table-cell>
          <table:table-cell table:number-columns-repeated="2"/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2.19" calcext:value-type="float">
            <text:p>2.19</text:p>
          </table:table-cell>
          <table:table-cell office:value-type="float" office:value="23.47" calcext:value-type="float">
            <text:p>23.47</text:p>
          </table:table-cell>
          <table:table-cell table:number-columns-repeated="2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.26" calcext:value-type="float">
            <text:p>2.26</text:p>
          </table:table-cell>
          <table:table-cell office:value-type="float" office:value="25.88" calcext:value-type="float">
            <text:p>25.88</text:p>
          </table:table-cell>
          <table:table-cell table:number-columns-repeated="2"/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2.32" calcext:value-type="float">
            <text:p>2.32</text:p>
          </table:table-cell>
          <table:table-cell office:value-type="float" office:value="27.8" calcext:value-type="float">
            <text:p>27.8</text:p>
          </table:table-cell>
          <table:table-cell table:number-columns-repeated="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.37" calcext:value-type="float">
            <text:p>2.37</text:p>
          </table:table-cell>
          <table:table-cell office:value-type="float" office:value="29.64" calcext:value-type="float">
            <text:p>29.64</text:p>
          </table:table-cell>
          <table:table-cell table:number-columns-repeated="2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2.45" calcext:value-type="float">
            <text:p>2.45</text:p>
          </table:table-cell>
          <table:table-cell office:value-type="float" office:value="32.62" calcext:value-type="float">
            <text:p>32.62</text:p>
          </table:table-cell>
          <table:table-cell table:number-columns-repeated="2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.49" calcext:value-type="float">
            <text:p>2.49</text:p>
          </table:table-cell>
          <table:table-cell office:value-type="float" office:value="34.69" calcext:value-type="float">
            <text:p>34.69</text:p>
          </table:table-cell>
          <table:table-cell table:number-columns-repeated="2"/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2.55" calcext:value-type="float">
            <text:p>2.55</text:p>
          </table:table-cell>
          <table:table-cell office:value-type="float" office:value="36.98" calcext:value-type="float">
            <text:p>36.98</text:p>
          </table:table-cell>
          <table:table-cell table:number-columns-repeated="2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.59" calcext:value-type="float">
            <text:p>2.59</text:p>
          </table:table-cell>
          <table:table-cell office:value-type="float" office:value="40.03" calcext:value-type="float">
            <text:p>40.03</text:p>
          </table:table-cell>
          <table:table-cell table:number-columns-repeated="2"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2.64" calcext:value-type="float">
            <text:p>2.64</text:p>
          </table:table-cell>
          <table:table-cell office:value-type="float" office:value="42.38" calcext:value-type="float">
            <text:p>42.3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.69" calcext:value-type="float">
            <text:p>2.69</text:p>
          </table:table-cell>
          <table:table-cell office:value-type="float" office:value="45.83" calcext:value-type="float">
            <text:p>45.83</text:p>
          </table:table-cell>
          <table:table-cell table:number-columns-repeated="2"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2.72" calcext:value-type="float">
            <text:p>2.72</text:p>
          </table:table-cell>
          <table:table-cell office:value-type="float" office:value="48.29" calcext:value-type="float">
            <text:p>48.29</text:p>
          </table:table-cell>
          <table:table-cell table:number-columns-repeated="2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.71" calcext:value-type="float">
            <text:p>2.71</text:p>
          </table:table-cell>
          <table:table-cell office:value-type="float" office:value="49.78" calcext:value-type="float">
            <text:p>49.78</text:p>
          </table:table-cell>
          <table:table-cell table:number-columns-repeated="2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2.72" calcext:value-type="float">
            <text:p>2.72</text:p>
          </table:table-cell>
          <table:table-cell office:value-type="float" office:value="52.54" calcext:value-type="float">
            <text:p>52.5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68" calcext:value-type="float">
            <text:p>1.68</text:p>
          </table:table-cell>
          <table:table-cell office:value-type="float" office:value="29.95" calcext:value-type="float">
            <text:p>29.95</text:p>
          </table:table-cell>
          <table:table-cell table:number-columns-repeated="2"/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0.58" calcext:value-type="float">
            <text:p>0.58</text:p>
          </table:table-cell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28" calcext:value-type="float">
            <text:p>0.28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26" calcext:value-type="float">
            <text:p>0.26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0.26" calcext:value-type="float">
            <text:p>0.26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uckoo put</text:p>
          </table:table-cell>
          <table:table-cell office:value-type="string" calcext:value-type="string">
            <text:p>cuckoo get</text:p>
          </table:table-cell>
          <table:table-cell office:value-type="string" calcext:value-type="string">
            <text:p>linear put</text:p>
          </table:table-cell>
          <table:table-cell office:value-type="string" calcext:value-type="string">
            <text:p>linear ge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6" calcext:value-type="float">
            <text:p>416</text:p>
          </table:table-cell>
          <table:table-cell office:value-type="float" office:value="71" calcext:value-type="float">
            <text:p>71</text:p>
          </table:table-cell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39" calcext:value-type="float">
            <text:p>39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float" office:value="258" calcext:value-type="float">
            <text:p>2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5" calcext:value-type="float">
            <text:p>605</text:p>
          </table:table-cell>
          <table:table-cell office:value-type="float" office:value="42" calcext:value-type="float">
            <text:p>42</text:p>
          </table:table-cell>
          <table:table-cell office:value-type="float" office:value="545" calcext:value-type="float">
            <text:p>5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53" calcext:value-type="float">
            <text:p>1053</text:p>
          </table:table-cell>
          <table:table-cell office:value-type="float" office:value="79" calcext:value-type="float">
            <text:p>79</text:p>
          </table:table-cell>
          <table:table-cell office:value-type="float" office:value="901" calcext:value-type="float">
            <text:p>90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75" calcext:value-type="float">
            <text:p>875</text:p>
          </table:table-cell>
          <table:table-cell office:value-type="float" office:value="86" calcext:value-type="float">
            <text:p>86</text:p>
          </table:table-cell>
          <table:table-cell office:value-type="float" office:value="1336" calcext:value-type="float">
            <text:p>13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349" calcext:value-type="float">
            <text:p>1349</text:p>
          </table:table-cell>
          <table:table-cell office:value-type="float" office:value="87" calcext:value-type="float">
            <text:p>87</text:p>
          </table:table-cell>
          <table:table-cell office:value-type="float" office:value="2194" calcext:value-type="float">
            <text:p>21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531" calcext:value-type="float">
            <text:p>2531</text:p>
          </table:table-cell>
          <table:table-cell office:value-type="float" office:value="95" calcext:value-type="float">
            <text:p>95</text:p>
          </table:table-cell>
          <table:table-cell office:value-type="float" office:value="2553" calcext:value-type="float">
            <text:p>25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591" calcext:value-type="float">
            <text:p>2591</text:p>
          </table:table-cell>
          <table:table-cell office:value-type="float" office:value="124" calcext:value-type="float">
            <text:p>124</text:p>
          </table:table-cell>
          <table:table-cell office:value-type="float" office:value="2911" calcext:value-type="float">
            <text:p>29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483" calcext:value-type="float">
            <text:p>3483</text:p>
          </table:table-cell>
          <table:table-cell office:value-type="float" office:value="162" calcext:value-type="float">
            <text:p>162</text:p>
          </table:table-cell>
          <table:table-cell office:value-type="float" office:value="2963" calcext:value-type="float">
            <text:p>29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2992" calcext:value-type="float">
            <text:p>299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3110" calcext:value-type="float">
            <text:p>3110</text:p>
          </table:table-cell>
          <table:table-cell office:value-type="float" office:value="301" calcext:value-type="float">
            <text:p>301</text:p>
          </table:table-cell>
          <table:table-cell office:value-type="float" office:value="3019" calcext:value-type="float">
            <text:p>301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3223" calcext:value-type="float">
            <text:p>3223</text:p>
          </table:table-cell>
          <table:table-cell office:value-type="float" office:value="359" calcext:value-type="float">
            <text:p>359</text:p>
          </table:table-cell>
          <table:table-cell office:value-type="float" office:value="3180" calcext:value-type="float">
            <text:p>318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3297" calcext:value-type="float">
            <text:p>3297</text:p>
          </table:table-cell>
          <table:table-cell office:value-type="float" office:value="362" calcext:value-type="float">
            <text:p>362</text:p>
          </table:table-cell>
          <table:table-cell office:value-type="float" office:value="3339" calcext:value-type="float">
            <text:p>333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096000" calcext:value-type="float">
            <text:p>4096000</text:p>
          </table:table-cell>
          <table:table-cell office:value-type="float" office:value="3223" calcext:value-type="float">
            <text:p>3223</text:p>
          </table:table-cell>
          <table:table-cell office:value-type="float" office:value="377" calcext:value-type="float">
            <text:p>377</text:p>
          </table:table-cell>
          <table:table-cell office:value-type="float" office:value="4104" calcext:value-type="float">
            <text:p>4104</text:p>
          </table:table-cell>
          <table:table-cell office:value-type="float" office:value="370" calcext:value-type="float">
            <text:p>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5:02:40.6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8:53:11.830000000</meta:creation-date>
    <dc:date>2023-12-14T00:07:00.455000000</dc:date>
    <meta:editing-duration>PT9H7M28S</meta:editing-duration>
    <meta:editing-cycles>6</meta:editing-cycles>
    <meta:generator>LibreOffice/7.6.2.1$Windows_X86_64 LibreOffice_project/56f7684011345957bbf33a7ee678afaf4d2ba333</meta:generator>
    <meta:document-statistic meta:table-count="1" meta:cell-count="202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979cm" svg:height="19.656cm" xlink:href=".." xlink:type="simple" chart:class="chart:scatter" chart:style-name="ch1">
        <chart:legend chart:legend-position="end" svg:x="35.079cm" svg:y="9.28cm" style:legend-expansion="high" chart:style-name="ch2"/>
        <chart:plot-area chart:style-name="ch3" table:cell-range-address="Sheet1.A2:Sheet1.C201 Sheet1.B1:Sheet1.C1" chart:data-source-has-labels="row" svg:x="0.739cm" svg:y="0.393cm" svg:width="33.601cm" svg:height="18.87cm">
          <chart:coordinate-region svg:x="1.466cm" svg:y="0.592cm" svg:width="32.409cm" svg:height="18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8" chart:values-cell-range-address="Sheet1.C2:Sheet1.C201" chart:label-cell-address="Sheet1.C1:Sheet1.C1" chart:class="chart:scatte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  <draw:g>
                  <svg:desc>Sheet1.B1:Sheet1.B1</svg:desc>
                </draw:g>
              </table:table-cell>
              <table:table-cell office:value-type="string">
                <text:p>va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201</svg:desc>
                </draw:g>
              </table:table-cell>
              <table:table-cell office:value-type="float" office:value="0.46">
                <text:p>0.46</text:p>
                <draw:g>
                  <svg:desc>Sheet1.B2:Sheet1.B201</svg:desc>
                </draw:g>
              </table:table-cell>
              <table:table-cell office:value-type="float" office:value="0.86">
                <text:p>0.86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58">
                <text:p>0.5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63">
                <text:p>0.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68">
                <text:p>0.6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62">
                <text:p>0.6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7">
                <text:p>0.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72">
                <text:p>0.7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65">
                <text:p>0.6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57">
                <text:p>0.5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61">
                <text:p>0.6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65">
                <text:p>0.6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69">
                <text:p>0.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7">
                <text:p>0.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69">
                <text:p>0.6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66">
                <text:p>0.6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54">
                <text:p>0.5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49">
                <text:p>0.4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48">
                <text:p>0.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54">
                <text:p>0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59">
                <text:p>0.5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61">
                <text:p>0.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62">
                <text:p>0.6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64">
                <text:p>0.6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65">
                <text:p>0.6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66">
                <text:p>0.6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66">
                <text:p>0.6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65">
                <text:p>0.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61">
                <text:p>0.6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59">
                <text:p>0.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56">
                <text:p>0.5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53">
                <text:p>0.5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5">
                <text:p>0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46">
                <text:p>0.4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45">
                <text:p>0.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45">
                <text:p>0.4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46">
                <text:p>0.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0.48">
                <text:p>0.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0.51">
                <text:p>0.5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53">
                <text:p>0.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54">
                <text:p>0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55">
                <text:p>0.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57">
                <text:p>0.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57">
                <text:p>0.5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59">
                <text:p>0.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59">
                <text:p>0.5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6">
                <text:p>0.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61">
                <text:p>0.6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61">
                <text:p>0.6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61">
                <text:p>0.6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61">
                <text:p>0.6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6">
                <text:p>0.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6">
                <text:p>0.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59">
                <text:p>0.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58">
                <text:p>0.5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57">
                <text:p>0.5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55">
                <text:p>0.5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52">
                <text:p>0.5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51">
                <text:p>0.5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49">
                <text:p>0.4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0.48">
                <text:p>0.4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0.44">
                <text:p>0.4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0.43">
                <text:p>0.4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0.42">
                <text:p>0.4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0.41">
                <text:p>0.4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0.44">
                <text:p>0.4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0.45">
                <text:p>0.4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0.46">
                <text:p>0.4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0.47">
                <text:p>0.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0.49">
                <text:p>0.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0.49">
                <text:p>0.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0.5">
                <text:p>0.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0.51">
                <text:p>0.5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0.51">
                <text:p>0.5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0.52">
                <text:p>0.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0.53">
                <text:p>0.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0.53">
                <text:p>0.5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0.54">
                <text:p>0.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0.54">
                <text:p>0.5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0.55">
                <text:p>0.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0.55">
                <text:p>0.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0.56">
                <text:p>0.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0.57">
                <text:p>0.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0.56">
                <text:p>0.5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0.55">
                <text:p>0.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0.55">
                <text:p>0.5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0.54">
                <text:p>0.5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0.53">
                <text:p>0.5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0.52">
                <text:p>0.5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0.52">
                <text:p>0.5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0.51">
                <text:p>0.5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0.51">
                <text:p>0.5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0.5">
                <text:p>0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0.49">
                <text:p>0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0.48">
                <text:p>0.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0.47">
                <text:p>0.4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0.47">
                <text:p>0.4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0.45">
                <text:p>0.4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0.45">
                <text:p>0.4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0.44">
                <text:p>0.4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0.43">
                <text:p>0.4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0.43">
                <text:p>0.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0.42">
                <text:p>0.4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0.41">
                <text:p>0.4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0.4">
                <text:p>0.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0.39">
                <text:p>0.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0.39">
                <text:p>0.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0.41">
                <text:p>0.4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0.43">
                <text:p>0.4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0.43">
                <text:p>0.4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0.43">
                <text:p>0.4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0.44">
                <text:p>0.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125cm" svg:height="19.816cm" xlink:href=".." xlink:type="simple" chart:class="chart:scatter" chart:style-name="ch1">
        <chart:legend chart:legend-position="end" svg:x="34.225cm" svg:y="9.36cm" style:legend-expansion="high" chart:style-name="ch2"/>
        <chart:plot-area chart:style-name="ch3" table:cell-range-address="Sheet1.A218:Sheet1.C440" chart:data-source-has-labels="row" svg:x="0.722cm" svg:y="0.396cm" svg:width="32.781cm" svg:height="19.024cm">
          <chart:coordinate-region svg:x="1.343cm" svg:y="0.595cm" svg:width="31.695cm" svg:height="18.1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19:Sheet1.B440" chart:label-cell-address="Sheet1.B218:Sheet1.B218" chart:class="chart:scatter">
            <chart:domain table:cell-range-address="Sheet1.A219:Sheet1.A440"/>
            <chart:data-point chart:repeated="222"/>
          </chart:series>
          <chart:series chart:style-name="ch8" chart:values-cell-range-address="Sheet1.C219:Sheet1.C440" chart:label-cell-address="Sheet1.C218:Sheet1.C218" chart:class="chart:scatter">
            <chart:data-point chart:repeated="2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  <draw:g>
                  <svg:desc>Sheet1.B218:Sheet1.B218</svg:desc>
                </draw:g>
              </table:table-cell>
              <table:table-cell office:value-type="string">
                <text:p>var</text:p>
                <draw:g>
                  <svg:desc>Sheet1.C218:Sheet1.C2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19:Sheet1.A440</svg:desc>
                </draw:g>
              </table:table-cell>
              <table:table-cell office:value-type="float" office:value="0.79">
                <text:p>0.79</text:p>
                <draw:g>
                  <svg:desc>Sheet1.B219:Sheet1.B440</svg:desc>
                </draw:g>
              </table:table-cell>
              <table:table-cell office:value-type="float" office:value="1.9">
                <text:p>1.9</text:p>
                <draw:g>
                  <svg:desc>Sheet1.C219:Sheet1.C4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87">
                <text:p>0.8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1">
                <text:p>1.0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89">
                <text:p>0.8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5">
                <text:p>1.0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.39">
                <text:p>1.39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.05">
                <text:p>1.05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66">
                <text:p>0.6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8">
                <text:p>0.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99">
                <text:p>0.9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1.26">
                <text:p>1.26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1.66">
                <text:p>1.66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.68">
                <text:p>1.68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64">
                <text:p>0.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7">
                <text:p>0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78">
                <text:p>0.7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86">
                <text:p>0.86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96">
                <text:p>0.96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1.08">
                <text:p>1.0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1.22">
                <text:p>1.2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1.39">
                <text:p>1.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1.61">
                <text:p>1.6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1.89">
                <text:p>1.89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2.25">
                <text:p>2.25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1.78">
                <text:p>1.78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83">
                <text:p>0.83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61">
                <text:p>0.6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64">
                <text:p>0.6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67">
                <text:p>0.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7">
                <text:p>0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74">
                <text:p>0.7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78">
                <text:p>0.7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82">
                <text:p>0.8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86">
                <text:p>0.8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91">
                <text:p>0.9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96">
                <text:p>0.9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1.01">
                <text:p>1.0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1.07">
                <text:p>1.0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1.14">
                <text:p>1.14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1.21">
                <text:p>1.21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1.29">
                <text:p>1.29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1.38">
                <text:p>1.38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1.49">
                <text:p>1.4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1.61">
                <text:p>1.61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1.75">
                <text:p>1.75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1.9">
                <text:p>1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2.09">
                <text:p>2.09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2.3">
                <text:p>2.3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2.51">
                <text:p>2.51</text:p>
              </table:table-cell>
              <table:table-cell office:value-type="float" office:value="35.18">
                <text:p>35.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2.25">
                <text:p>2.25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1.2">
                <text:p>1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53">
                <text:p>0.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54">
                <text:p>0.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58">
                <text:p>0.5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59">
                <text:p>0.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61">
                <text:p>0.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62">
                <text:p>0.6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64">
                <text:p>0.6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65">
                <text:p>0.6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67">
                <text:p>0.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68">
                <text:p>0.6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7">
                <text:p>0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72">
                <text:p>0.7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74">
                <text:p>0.7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75">
                <text:p>0.7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77">
                <text:p>0.7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79">
                <text:p>0.7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81">
                <text:p>0.8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84">
                <text:p>0.8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85">
                <text:p>0.85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88">
                <text:p>0.8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9">
                <text:p>0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93">
                <text:p>0.9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95">
                <text:p>0.9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98">
                <text:p>0.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1.01">
                <text:p>1.0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1.04">
                <text:p>1.0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1.07">
                <text:p>1.0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1.1">
                <text:p>1.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1.13">
                <text:p>1.1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1.17">
                <text:p>1.1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1.2">
                <text:p>1.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1.24">
                <text:p>1.2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1.28">
                <text:p>1.2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1.32">
                <text:p>1.32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1.37">
                <text:p>1.37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1.42">
                <text:p>1.4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1.47">
                <text:p>1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1.53">
                <text:p>1.5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1.6">
                <text:p>1.6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1.66">
                <text:p>1.6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1.72">
                <text:p>1.7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1.81">
                <text:p>1.81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1.89">
                <text:p>1.89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1.99">
                <text:p>1.99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2.08">
                <text:p>2.08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2.2">
                <text:p>2.2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2.31">
                <text:p>2.3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2.43">
                <text:p>2.43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2.56">
                <text:p>2.56</text:p>
              </table:table-cell>
              <table:table-cell office:value-type="float" office:value="37.58">
                <text:p>37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2.65">
                <text:p>2.65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2.76">
                <text:p>2.76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2.24">
                <text:p>2.24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1.08">
                <text:p>1.08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0.53">
                <text:p>0.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0.53">
                <text:p>0.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0.54">
                <text:p>0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0.54">
                <text:p>0.5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0.55">
                <text:p>0.5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0.56">
                <text:p>0.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0.57">
                <text:p>0.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0.58">
                <text:p>0.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0.59">
                <text:p>0.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0.6">
                <text:p>0.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0.61">
                <text:p>0.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0.61">
                <text:p>0.6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0.62">
                <text:p>0.6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0.63">
                <text:p>0.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0.64">
                <text:p>0.6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0.64">
                <text:p>0.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0.65">
                <text:p>0.6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0.66">
                <text:p>0.6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0.67">
                <text:p>0.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0.68">
                <text:p>0.6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0.68">
                <text:p>0.6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0.69">
                <text:p>0.6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0.7">
                <text:p>0.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0.71">
                <text:p>0.7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0.72">
                <text:p>0.7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0.73">
                <text:p>0.7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0.73">
                <text:p>0.7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0.74">
                <text:p>0.7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0.76">
                <text:p>0.7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0.76">
                <text:p>0.7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0.78">
                <text:p>0.7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0.78">
                <text:p>0.7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0.79">
                <text:p>0.7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0.8">
                <text:p>0.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0.81">
                <text:p>0.8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0.82">
                <text:p>0.8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0.83">
                <text:p>0.8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0.84">
                <text:p>0.8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0.86">
                <text:p>0.8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0.86">
                <text:p>0.8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0.88">
                <text:p>0.8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0.89">
                <text:p>0.8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0.9">
                <text:p>0.9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0.91">
                <text:p>0.91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0.93">
                <text:p>0.9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0.94">
                <text:p>0.9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0.95">
                <text:p>0.9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0.96">
                <text:p>0.9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0.98">
                <text:p>0.9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0.99">
                <text:p>0.9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1.01">
                <text:p>1.0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1.02">
                <text:p>1.0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1.03">
                <text:p>1.0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1.05">
                <text:p>1.0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1.06">
                <text:p>1.0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1.08">
                <text:p>1.0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1.1">
                <text:p>1.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1.11">
                <text:p>1.1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1.12">
                <text:p>1.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1.14">
                <text:p>1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1.16">
                <text:p>1.1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1.18">
                <text:p>1.1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1.21">
                <text:p>1.21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1.24">
                <text:p>1.24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1.26">
                <text:p>1.26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1.28">
                <text:p>1.28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1.3">
                <text:p>1.3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1.32">
                <text:p>1.32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1.34">
                <text:p>1.3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1.37">
                <text:p>1.37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1.39">
                <text:p>1.39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1.42">
                <text:p>1.42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1.44">
                <text:p>1.44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1.47">
                <text:p>1.4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1.5">
                <text:p>1.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1.53">
                <text:p>1.53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1.56">
                <text:p>1.56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1.59">
                <text:p>1.59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1.63">
                <text:p>1.63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1.66">
                <text:p>1.66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1.69">
                <text:p>1.69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1.73">
                <text:p>1.73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1.77">
                <text:p>1.77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1.81">
                <text:p>1.81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1.85">
                <text:p>1.85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0">
                <text:p>10050</text:p>
              </table:table-cell>
              <table:table-cell office:value-type="float" office:value="1.9">
                <text:p>1.9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0">
                <text:p>10100</text:p>
              </table:table-cell>
              <table:table-cell office:value-type="float" office:value="1.94">
                <text:p>1.94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0">
                <text:p>10150</text:p>
              </table:table-cell>
              <table:table-cell office:value-type="float" office:value="2">
                <text:p>2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0">
                <text:p>10200</text:p>
              </table:table-cell>
              <table:table-cell office:value-type="float" office:value="2.05">
                <text:p>2.05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0">
                <text:p>10250</text:p>
              </table:table-cell>
              <table:table-cell office:value-type="float" office:value="2.09">
                <text:p>2.09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0">
                <text:p>10300</text:p>
              </table:table-cell>
              <table:table-cell office:value-type="float" office:value="2.14">
                <text:p>2.14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0">
                <text:p>10350</text:p>
              </table:table-cell>
              <table:table-cell office:value-type="float" office:value="2.19">
                <text:p>2.19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0">
                <text:p>10400</text:p>
              </table:table-cell>
              <table:table-cell office:value-type="float" office:value="2.26">
                <text:p>2.26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0">
                <text:p>10450</text:p>
              </table:table-cell>
              <table:table-cell office:value-type="float" office:value="2.32">
                <text:p>2.3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0">
                <text:p>10500</text:p>
              </table:table-cell>
              <table:table-cell office:value-type="float" office:value="2.37">
                <text:p>2.37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0">
                <text:p>10550</text:p>
              </table:table-cell>
              <table:table-cell office:value-type="float" office:value="2.45">
                <text:p>2.45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0">
                <text:p>10600</text:p>
              </table:table-cell>
              <table:table-cell office:value-type="float" office:value="2.49">
                <text:p>2.49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0">
                <text:p>10650</text:p>
              </table:table-cell>
              <table:table-cell office:value-type="float" office:value="2.55">
                <text:p>2.55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0">
                <text:p>10700</text:p>
              </table:table-cell>
              <table:table-cell office:value-type="float" office:value="2.59">
                <text:p>2.59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0">
                <text:p>10750</text:p>
              </table:table-cell>
              <table:table-cell office:value-type="float" office:value="2.64">
                <text:p>2.64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0">
                <text:p>10800</text:p>
              </table:table-cell>
              <table:table-cell office:value-type="float" office:value="2.69">
                <text:p>2.69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0">
                <text:p>10850</text:p>
              </table:table-cell>
              <table:table-cell office:value-type="float" office:value="2.72">
                <text:p>2.72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0">
                <text:p>10900</text:p>
              </table:table-cell>
              <table:table-cell office:value-type="float" office:value="2.71">
                <text:p>2.71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0">
                <text:p>10950</text:p>
              </table:table-cell>
              <table:table-cell office:value-type="float" office:value="2.72">
                <text:p>2.72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0">
                <text:p>11000</text:p>
              </table:table-cell>
              <table:table-cell office:value-type="float" office:value="1.68">
                <text:p>1.68</text:p>
              </table:table-cell>
              <table:table-cell office:value-type="float" office:value="29.95">
                <text:p>29.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0">
                <text:p>11050</text:p>
              </table:table-cell>
              <table:table-cell office:value-type="float" office:value="0.58">
                <text:p>0.5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0">
                <text:p>1110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476cm" svg:height="19.976cm" xlink:href=".." xlink:type="simple" chart:class="chart:scatter" chart:style-name="ch1">
        <chart:legend chart:legend-position="end" svg:x="38.576cm" svg:y="9.44cm" style:legend-expansion="high" chart:style-name="ch2"/>
        <chart:plot-area chart:style-name="ch3" table:cell-range-address="Sheet1.A449:Sheet1.C671" chart:data-source-has-labels="row" svg:x="0.809cm" svg:y="0.399cm" svg:width="36.958cm" svg:height="19.178cm">
          <chart:coordinate-region svg:x="1.536cm" svg:y="0.599cm" svg:width="35.766cm" svg:height="18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50:Sheet1.B671" chart:label-cell-address="Sheet1.B449:Sheet1.B449" chart:class="chart:scatter">
            <chart:domain table:cell-range-address="Sheet1.A450:Sheet1.A671"/>
            <chart:data-point chart:repeated="222"/>
          </chart:series>
          <chart:series chart:style-name="ch7" chart:values-cell-range-address="Sheet1.C450:Sheet1.C671" chart:label-cell-address="Sheet1.C449:Sheet1.C449" chart:class="chart:scatter">
            <chart:data-point chart:repeated="2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  <draw:g>
                  <svg:desc>Sheet1.B449:Sheet1.B449</svg:desc>
                </draw:g>
              </table:table-cell>
              <table:table-cell office:value-type="string">
                <text:p>var</text:p>
                <draw:g>
                  <svg:desc>Sheet1.C449:Sheet1.C4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50:Sheet1.A671</svg:desc>
                </draw:g>
              </table:table-cell>
              <table:table-cell office:value-type="float" office:value="0.59">
                <text:p>0.59</text:p>
                <draw:g>
                  <svg:desc>Sheet1.B450:Sheet1.B671</svg:desc>
                </draw:g>
              </table:table-cell>
              <table:table-cell office:value-type="float" office:value="1.09">
                <text:p>1.09</text:p>
                <draw:g>
                  <svg:desc>Sheet1.C450:Sheet1.C6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29">
                <text:p>0.2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26">
                <text:p>0.2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28">
                <text:p>0.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15">
                <text:p>0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21">
                <text:p>0.2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23">
                <text:p>0.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23">
                <text:p>0.2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24">
                <text:p>0.2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26">
                <text:p>0.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28">
                <text:p>0.2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27">
                <text:p>0.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18">
                <text:p>0.1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13">
                <text:p>0.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17">
                <text:p>0.1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23">
                <text:p>0.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27">
                <text:p>0.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28">
                <text:p>0.2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0.22">
                <text:p>0.2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0.17">
                <text:p>0.1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0.15">
                <text:p>0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0.23">
                <text:p>0.2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0.27">
                <text:p>0.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0.27">
                <text:p>0.2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0.26">
                <text:p>0.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0.22">
                <text:p>0.2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0.17">
                <text:p>0.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0.16">
                <text:p>0.1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0.17">
                <text:p>0.1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0.21">
                <text:p>0.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0.24">
                <text:p>0.2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0.24">
                <text:p>0.2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0">
                <text:p>1005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0">
                <text:p>10100</text:p>
              </table:table-cell>
              <table:table-cell office:value-type="float" office:value="0.26">
                <text:p>0.2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0">
                <text:p>10150</text:p>
              </table:table-cell>
              <table:table-cell office:value-type="float" office:value="0.26">
                <text:p>0.2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0">
                <text:p>10200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0">
                <text:p>10250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0">
                <text:p>1030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0">
                <text:p>1035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0">
                <text:p>1040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0">
                <text:p>10450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0">
                <text:p>10500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0">
                <text:p>10550</text:p>
              </table:table-cell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0">
                <text:p>1060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0">
                <text:p>1065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0">
                <text:p>1070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0">
                <text:p>10750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0">
                <text:p>10800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0">
                <text:p>10850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0">
                <text:p>10900</text:p>
              </table:table-cell>
              <table:table-cell office:value-type="float" office:value="0.29">
                <text:p>0.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0">
                <text:p>10950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0">
                <text:p>11000</text:p>
              </table:table-cell>
              <table:table-cell office:value-type="float" office:value="0.29">
                <text:p>0.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0">
                <text:p>11050</text:p>
              </table:table-cell>
              <table:table-cell office:value-type="float" office:value="0.29">
                <text:p>0.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0">
                <text:p>11100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